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0.05pt"/>
    </style:style>
    <style:style style:name="co2" style:family="table-column">
      <style:table-column-properties fo:break-before="auto" style:column-width="15.7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34.2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23"/>
    <style:style style:name="ce6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 style:data-style-name="N123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verage" table:style-name="ta1">
        <table:shapes>
          <draw:frame draw:z-index="0" draw:style-name="gr1" draw:text-style-name="P1" svg:width="453.51pt" svg:height="313.71pt" svg:x="6.24pt" svg:y="345.88pt">
            <draw:object draw:notify-on-update-of-ranges="coverage.C7:coverage.C22 coverage.D7:coverage.D22 coverage.E7:coverage.E22 coverage.F7:coverage.F22 coverage.G7:coverage.G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3"/>
        <table:table-column table:style-name="co3" table:default-cell-style-name="ce4"/>
        <table:table-column table:style-name="co4" table:number-columns-repeated="4" table:default-cell-style-name="ce5"/>
        <table:table-column table:style-name="co5" table:default-cell-style-name="ce10"/>
        <table:table-column table:style-name="co6" table:number-columns-repeated="1016" table:default-cell-style-name="Default"/>
        <table:table-row table:style-name="ro1">
          <table:table-cell office:value-type="string" calcext:value-type="string">
            <text:p>packages in repository</text:p>
            <text:p>(except “base” system)</text:p>
          </table:table-cell>
          <table:table-cell office:value-type="string" calcext:value-type="string">
            <text:p>R</text:p>
          </table:table-cell>
          <table:table-cell office:value-type="float" office:value="17000" calcext:value-type="float">
            <text:p>17000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effective mean daily rate</text:p>
            <text:p>(after “base” system is emerged)</text:p>
          </table:table-cell>
          <table:table-cell office:value-type="string" calcext:value-type="string">
            <text:p>D</text:p>
          </table:table-cell>
          <table:table-cell office:value-type="float" office:value="600" calcext:value-type="float">
            <text:p>600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2">
          <table:table-cell table:style-name="ce2"/>
          <table:table-cell table:number-columns-repeated="2"/>
          <table:table-cell table:style-name="Default" table:number-columns-repeated="4"/>
          <table:table-cell table:style-name="ce3" table:number-columns-repeated="1017"/>
        </table:table-row>
        <table:table-row table:style-name="ro2">
          <table:table-cell table:style-name="ce2"/>
          <table:table-cell table:number-columns-repeated="2"/>
          <table:table-cell table:style-name="ce6"/>
          <table:table-cell table:style-name="ce3"/>
          <table:table-cell table:style-name="ce29"/>
          <table:table-cell table:style-name="ce3" table:number-columns-repeated="1018"/>
        </table:table-row>
        <table:table-row table:style-name="ro2">
          <table:table-cell office:value-type="string" calcext:value-type="string">
            <text:p>parallel running images</text:p>
          </table:table-cell>
          <table:table-cell office:value-type="string" calcext:value-type="string">
            <text:p>N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30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Default"/>
          <table:table-cell table:style-name="ce3"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day</text:p>
          </table:table-cell>
          <table:table-cell table:style-name="ce6" table:number-columns-repeated="4"/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“base” system needs to be emerged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4" table:style-name="ce6" office:value-type="percentage" office:value="0" calcext:value-type="percentage">
            <text:p>0.0%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“ </text:p>
          </table:table-cell>
          <table:table-cell/>
          <table:table-cell table:style-name="Default" table:formula="of:=[.C7]+1" office:value-type="float" office:value="2" calcext:value-type="float">
            <text:p>2</text:p>
          </table:table-cell>
          <table:table-cell table:number-columns-repeated="4" table:style-name="ce6" office:value-type="percentage" office:value="0" calcext:value-type="percentage">
            <text:p>0.0%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 calcext:value-type="string">
            <text:p>“ </text:p>
          </table:table-cell>
          <table:table-cell/>
          <table:table-cell table:style-name="Default" table:formula="of:=[.C8]+1" office:value-type="float" office:value="3" calcext:value-type="float">
            <text:p>3</text:p>
          </table:table-cell>
          <table:table-cell table:number-columns-repeated="4" table:style-name="ce6" office:value-type="percentage" office:value="0" calcext:value-type="percentage">
            <text:p>0.0%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 table:formula="of:=[.C9]+1" office:value-type="float" office:value="4" calcext:value-type="float">
            <text:p>4</text:p>
          </table:table-cell>
          <table:table-cell table:style-name="ce6" table:formula="of:=1-(1-([.$C10]-3)*[.$C$2]/[.$C$1])^[.D$5]" office:value-type="percentage" office:value="0.0352941176470588" calcext:value-type="percentage">
            <text:p>3.5%</text:p>
          </table:table-cell>
          <table:table-cell table:style-name="ce6" table:formula="of:=1-(1-([.$C10]-3)*[.$C$2]/[.$C$1])^[.E$5]" office:value-type="percentage" office:value="0.193935935672064" calcext:value-type="percentage">
            <text:p>19.4%</text:p>
          </table:table-cell>
          <table:table-cell table:style-name="ce6" table:formula="of:=1-(1-([.$C10]-3)*[.$C$2]/[.$C$1])^[.F$5]" office:value-type="percentage" office:value="0.276307053091202" calcext:value-type="percentage">
            <text:p>27.6%</text:p>
          </table:table-cell>
          <table:table-cell table:style-name="ce6" table:formula="of:=1-(1-([.$C10]-3)*[.$C$2]/[.$C$1])^[.G$5]" office:value-type="percentage" office:value="0.350260724199129" calcext:value-type="percentage">
            <text:p>35.0%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 table:formula="of:=[.C10]+1" office:value-type="float" office:value="5" calcext:value-type="float">
            <text:p>5</text:p>
          </table:table-cell>
          <table:table-cell table:style-name="ce6" table:formula="of:=1-(1-([.$C11]-3)*[.$C$2]/[.$C$1])^[.D$5]" office:value-type="percentage" office:value="0.0705882352941176" calcext:value-type="percentage">
            <text:p>7.1%</text:p>
          </table:table-cell>
          <table:table-cell table:style-name="ce6" table:formula="of:=1-(1-([.$C11]-3)*[.$C$2]/[.$C$1])^[.E$5]" office:value-type="percentage" office:value="0.355461307916137" calcext:value-type="percentage">
            <text:p>35.5%</text:p>
          </table:table-cell>
          <table:table-cell table:style-name="ce6" table:formula="of:=1-(1-([.$C11]-3)*[.$C$2]/[.$C$1])^[.F$5]" office:value-type="percentage" office:value="0.482543924760699" calcext:value-type="percentage">
            <text:p>48.3%</text:p>
          </table:table-cell>
          <table:table-cell table:style-name="ce6" table:formula="of:=1-(1-([.$C11]-3)*[.$C$2]/[.$C$1])^[.G$5]" office:value-type="percentage" office:value="0.584569874406823" calcext:value-type="percentage">
            <text:p>58.5%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 table:formula="of:=[.C11]+1" office:value-type="float" office:value="6" calcext:value-type="float">
            <text:p>6</text:p>
          </table:table-cell>
          <table:table-cell table:style-name="ce6" table:formula="of:=1-(1-([.$C12]-3)*[.$C$2]/[.$C$1])^[.D$5]" office:value-type="percentage" office:value="0.105882352941176" calcext:value-type="percentage">
            <text:p>10.6%</text:p>
          </table:table-cell>
          <table:table-cell table:style-name="ce6" table:formula="of:=1-(1-([.$C12]-3)*[.$C$2]/[.$C$1])^[.E$5]" office:value-type="percentage" office:value="0.489062240324864" calcext:value-type="percentage">
            <text:p>48.9%</text:p>
          </table:table-cell>
          <table:table-cell table:style-name="ce6" table:formula="of:=1-(1-([.$C12]-3)*[.$C$2]/[.$C$1])^[.F$5]" office:value-type="percentage" office:value="0.63478214697146" calcext:value-type="percentage">
            <text:p>63.5%</text:p>
          </table:table-cell>
          <table:table-cell table:style-name="ce6" table:formula="of:=1-(1-([.$C12]-3)*[.$C$2]/[.$C$1])^[.G$5]" office:value-type="percentage" office:value="0.738942605738153" calcext:value-type="percentage">
            <text:p>73.9%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 table:formula="of:=[.C12]+1" office:value-type="float" office:value="7" calcext:value-type="float">
            <text:p>7</text:p>
          </table:table-cell>
          <table:table-cell table:style-name="ce6" table:formula="of:=1-(1-([.$C13]-3)*[.$C$2]/[.$C$1])^[.D$5]" office:value-type="percentage" office:value="0.141176470588235" calcext:value-type="percentage">
            <text:p>14.1%</text:p>
          </table:table-cell>
          <table:table-cell table:style-name="ce6" table:formula="of:=1-(1-([.$C13]-3)*[.$C$2]/[.$C$1])^[.E$5]" office:value-type="percentage" office:value="0.598742090286888" calcext:value-type="percentage">
            <text:p>59.9%</text:p>
          </table:table-cell>
          <table:table-cell table:style-name="ce6" table:formula="of:=1-(1-([.$C13]-3)*[.$C$2]/[.$C$1])^[.F$5]" office:value-type="percentage" office:value="0.745823491532073" calcext:value-type="percentage">
            <text:p>74.6%</text:p>
          </table:table-cell>
          <table:table-cell table:style-name="ce6" table:formula="of:=1-(1-([.$C13]-3)*[.$C$2]/[.$C$1])^[.G$5]" office:value-type="percentage" office:value="0.838992089892664" calcext:value-type="percentage">
            <text:p>83.9%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 table:formula="of:=[.C13]+1" office:value-type="float" office:value="8" calcext:value-type="float">
            <text:p>8</text:p>
          </table:table-cell>
          <table:table-cell table:style-name="ce6" table:formula="of:=1-(1-([.$C14]-3)*[.$C$2]/[.$C$1])^[.D$5]" office:value-type="percentage" office:value="0.176470588235294" calcext:value-type="percentage">
            <text:p>17.6%</text:p>
          </table:table-cell>
          <table:table-cell table:style-name="ce6" table:formula="of:=1-(1-([.$C14]-3)*[.$C$2]/[.$C$1])^[.E$5]" office:value-type="percentage" office:value="0.688057401306652" calcext:value-type="percentage">
            <text:p>68.8%</text:p>
          </table:table-cell>
          <table:table-cell table:style-name="ce6" table:formula="of:=1-(1-([.$C14]-3)*[.$C$2]/[.$C$1])^[.F$5]" office:value-type="percentage" office:value="0.825774375979127" calcext:value-type="percentage">
            <text:p>82.6%</text:p>
          </table:table-cell>
          <table:table-cell table:style-name="ce6" table:formula="of:=1-(1-([.$C14]-3)*[.$C$2]/[.$C$1])^[.G$5]" office:value-type="percentage" office:value="0.902691815120441" calcext:value-type="percentage">
            <text:p>90.3%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 table:formula="of:=[.C14]+1" office:value-type="float" office:value="9" calcext:value-type="float">
            <text:p>9</text:p>
          </table:table-cell>
          <table:table-cell table:style-name="ce6" table:formula="of:=1-(1-([.$C15]-3)*[.$C$2]/[.$C$1])^[.D$5]" office:value-type="percentage" office:value="0.211764705882353" calcext:value-type="percentage">
            <text:p>21.2%</text:p>
          </table:table-cell>
          <table:table-cell table:style-name="ce6" table:formula="of:=1-(1-([.$C15]-3)*[.$C$2]/[.$C$1])^[.E$5]" office:value-type="percentage" office:value="0.760152463621502" calcext:value-type="percentage">
            <text:p>76.0%</text:p>
          </table:table-cell>
          <table:table-cell table:style-name="ce6" table:formula="of:=1-(1-([.$C15]-3)*[.$C$2]/[.$C$1])^[.F$5]" office:value-type="percentage" office:value="0.882536511974262" calcext:value-type="percentage">
            <text:p>88.3%</text:p>
          </table:table-cell>
          <table:table-cell table:style-name="ce6" table:formula="of:=1-(1-([.$C15]-3)*[.$C$2]/[.$C$1])^[.G$5]" office:value-type="percentage" office:value="0.942473159293165" calcext:value-type="percentage">
            <text:p>94.2%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 table:formula="of:=[.C15]+1" office:value-type="float" office:value="10" calcext:value-type="float">
            <text:p>10</text:p>
          </table:table-cell>
          <table:table-cell table:style-name="ce6" table:formula="of:=1-(1-([.$C16]-3)*[.$C$2]/[.$C$1])^[.D$5]" office:value-type="percentage" office:value="0.247058823529412" calcext:value-type="percentage">
            <text:p>24.7%</text:p>
          </table:table-cell>
          <table:table-cell table:style-name="ce6" table:formula="of:=1-(1-([.$C16]-3)*[.$C$2]/[.$C$1])^[.E$5]" office:value-type="percentage" office:value="0.817792483116092" calcext:value-type="percentage">
            <text:p>81.8%</text:p>
          </table:table-cell>
          <table:table-cell table:style-name="ce6" table:formula="of:=1-(1-([.$C16]-3)*[.$C$2]/[.$C$1])^[.F$5]" office:value-type="percentage" office:value="0.922223313973515" calcext:value-type="percentage">
            <text:p>92.2%</text:p>
          </table:table-cell>
          <table:table-cell table:style-name="ce6" table:formula="of:=1-(1-([.$C16]-3)*[.$C$2]/[.$C$1])^[.G$5]" office:value-type="percentage" office:value="0.966800420791" calcext:value-type="percentage">
            <text:p>96.7%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ce15" table:formula="of:=[.C16]+1" office:value-type="float" office:value="11" calcext:value-type="float">
            <text:p>11</text:p>
          </table:table-cell>
          <table:table-cell table:style-name="ce6" table:formula="of:=1-(1-([.$C17]-3)*[.$C$2]/[.$C$1])^[.D$5]" office:value-type="percentage" office:value="0.282352941176471" calcext:value-type="percentage">
            <text:p>28.2%</text:p>
          </table:table-cell>
          <table:table-cell table:style-name="ce6" table:formula="of:=1-(1-([.$C17]-3)*[.$C$2]/[.$C$1])^[.E$5]" office:value-type="percentage" office:value="0.863395358534076" calcext:value-type="percentage">
            <text:p>86.3%</text:p>
          </table:table-cell>
          <table:table-cell table:style-name="ce23" table:formula="of:=1-(1-([.$C17]-3)*[.$C$2]/[.$C$1])^[.F$5]" office:value-type="percentage" office:value="0.949510835539057" calcext:value-type="percentage">
            <text:p>95.0%</text:p>
          </table:table-cell>
          <table:table-cell table:style-name="ce6" table:formula="of:=1-(1-([.$C17]-3)*[.$C$2]/[.$C$1])^[.G$5]" office:value-type="percentage" office:value="0.981339171929966" calcext:value-type="percentage">
            <text:p>98.1%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 table:formula="of:=[.C17]+1" office:value-type="float" office:value="12" calcext:value-type="float">
            <text:p>12</text:p>
          </table:table-cell>
          <table:table-cell table:style-name="ce6" table:formula="of:=1-(1-([.$C18]-3)*[.$C$2]/[.$C$1])^[.D$5]" office:value-type="percentage" office:value="0.317647058823529" calcext:value-type="percentage">
            <text:p>31.8%</text:p>
          </table:table-cell>
          <table:table-cell table:style-name="ce6" table:formula="of:=1-(1-([.$C18]-3)*[.$C$2]/[.$C$1])^[.E$5]" office:value-type="percentage" office:value="0.89906206698711" calcext:value-type="percentage">
            <text:p>89.9%</text:p>
          </table:table-cell>
          <table:table-cell table:style-name="ce6" table:formula="of:=1-(1-([.$C18]-3)*[.$C$2]/[.$C$1])^[.F$5]" office:value-type="percentage" office:value="0.967931281113762" calcext:value-type="percentage">
            <text:p>96.8%</text:p>
          </table:table-cell>
          <table:table-cell table:style-name="ce6" table:formula="of:=1-(1-([.$C18]-3)*[.$C$2]/[.$C$1])^[.G$5]" office:value-type="percentage" office:value="0.989811533679085" calcext:value-type="percentage">
            <text:p>99.0%</text:p>
          </table:table-cell>
          <table:table-cell table:style-name="Default"/>
          <table:table-cell table:number-columns-repeated="1016"/>
        </table:table-row>
        <table:table-row table:style-name="ro2">
          <table:table-cell table:number-columns-repeated="2"/>
          <table:table-cell table:style-name="Default" table:formula="of:=[.C18]+1" office:value-type="float" office:value="13" calcext:value-type="float">
            <text:p>13</text:p>
          </table:table-cell>
          <table:table-cell table:style-name="ce6" table:formula="of:=1-(1-([.$C19]-3)*[.$C$2]/[.$C$1])^[.D$5]" office:value-type="percentage" office:value="0.352941176470588" calcext:value-type="percentage">
            <text:p>35.3%</text:p>
          </table:table-cell>
          <table:table-cell table:style-name="ce6" table:formula="of:=1-(1-([.$C19]-3)*[.$C$2]/[.$C$1])^[.E$5]" office:value-type="percentage" office:value="0.926605657761144" calcext:value-type="percentage">
            <text:p>92.7%</text:p>
          </table:table-cell>
          <table:table-cell table:style-name="ce6" table:formula="of:=1-(1-([.$C19]-3)*[.$C$2]/[.$C$1])^[.F$5]" office:value-type="percentage" office:value="0.980116452367206" calcext:value-type="percentage">
            <text:p>98.0%</text:p>
          </table:table-cell>
          <table:table-cell table:style-name="ce6" table:formula="of:=1-(1-([.$C19]-3)*[.$C$2]/[.$C$1])^[.G$5]" office:value-type="percentage" office:value="0.994613270527326" calcext:value-type="percentage">
            <text:p>99.5%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 table:formula="of:=[.C19]+1" office:value-type="float" office:value="14" calcext:value-type="float">
            <text:p>14</text:p>
          </table:table-cell>
          <table:table-cell table:style-name="ce6" table:formula="of:=1-(1-([.$C20]-3)*[.$C$2]/[.$C$1])^[.D$5]" office:value-type="percentage" office:value="0.388235294117647" calcext:value-type="percentage">
            <text:p>38.8%</text:p>
          </table:table-cell>
          <table:table-cell table:style-name="ce6" table:formula="of:=1-(1-([.$C20]-3)*[.$C$2]/[.$C$1])^[.E$5]" office:value-type="percentage" office:value="0.947578854420012" calcext:value-type="percentage">
            <text:p>94.8%</text:p>
          </table:table-cell>
          <table:table-cell table:style-name="ce6" table:formula="of:=1-(1-([.$C20]-3)*[.$C$2]/[.$C$1])^[.F$5]" office:value-type="percentage" office:value="0.987997830347713" calcext:value-type="percentage">
            <text:p>98.8%</text:p>
          </table:table-cell>
          <table:table-cell table:style-name="ce6" table:formula="of:=1-(1-([.$C20]-3)*[.$C$2]/[.$C$1])^[.G$5]" office:value-type="percentage" office:value="0.997252023496082" calcext:value-type="percentage">
            <text:p>99.7%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 table:formula="of:=[.C20]+1" office:value-type="float" office:value="15" calcext:value-type="float">
            <text:p>15</text:p>
          </table:table-cell>
          <table:table-cell table:style-name="ce6" table:formula="of:=1-(1-([.$C21]-3)*[.$C$2]/[.$C$1])^[.D$5]" office:value-type="percentage" office:value="0.423529411764706" calcext:value-type="percentage">
            <text:p>42.4%</text:p>
          </table:table-cell>
          <table:table-cell table:style-name="ce6" table:formula="of:=1-(1-([.$C21]-3)*[.$C$2]/[.$C$1])^[.E$5]" office:value-type="percentage" office:value="0.963300265206326" calcext:value-type="percentage">
            <text:p>96.3%</text:p>
          </table:table-cell>
          <table:table-cell table:style-name="ce6" table:formula="of:=1-(1-([.$C21]-3)*[.$C$2]/[.$C$1])^[.F$5]" office:value-type="percentage" office:value="0.992969367638932" calcext:value-type="percentage">
            <text:p>99.3%</text:p>
          </table:table-cell>
          <table:table-cell table:style-name="ce6" table:formula="of:=1-(1-([.$C21]-3)*[.$C$2]/[.$C$1])^[.G$5]" office:value-type="percentage" office:value="0.998653129466074" calcext:value-type="percentage">
            <text:p>99.9%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Default" table:formula="of:=[.C21]+1" office:value-type="float" office:value="16" calcext:value-type="float">
            <text:p>16</text:p>
          </table:table-cell>
          <table:table-cell table:style-name="ce6" table:formula="of:=1-(1-([.$C22]-3)*[.$C$2]/[.$C$1])^[.D$5]" office:value-type="percentage" office:value="0.458823529411765" calcext:value-type="percentage">
            <text:p>45.9%</text:p>
          </table:table-cell>
          <table:table-cell table:style-name="ce6" table:formula="of:=1-(1-([.$C22]-3)*[.$C$2]/[.$C$1])^[.E$5]" office:value-type="percentage" office:value="0.974879201739661" calcext:value-type="percentage">
            <text:p>97.5%</text:p>
          </table:table-cell>
          <table:table-cell table:style-name="ce6" table:formula="of:=1-(1-([.$C22]-3)*[.$C$2]/[.$C$1])^[.F$5]" office:value-type="percentage" office:value="0.996018468521118" calcext:value-type="percentage">
            <text:p>99.6%</text:p>
          </table:table-cell>
          <table:table-cell table:style-name="ce6" table:formula="of:=1-(1-([.$C22]-3)*[.$C$2]/[.$C$1])^[.G$5]" office:value-type="percentage" office:value="0.999368945494763" calcext:value-type="percentage">
            <text:p>99.9%</text:p>
          </table:table-cell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6" table:number-columns-repeated="4"/>
          <table:table-cell table:number-columns-repeated="1017"/>
        </table:table-row>
        <table:table-row table:style-name="ro2" table:number-rows-repeated="3">
          <table:table-cell table:number-columns-repeated="2"/>
          <table:table-cell table:style-name="ce3"/>
          <table:table-cell table:style-name="ce8" table:number-columns-repeated="4"/>
          <table:table-cell table:number-columns-repeated="1017"/>
        </table:table-row>
        <table:table-row table:style-name="ro2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8">00/00/0000</text:date>, <text:time style:data-style-name="N2" text:time-value="17:31:48.1455467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alf Förster</meta:initial-creator>
    <meta:creation-date>2016-09-17T11:07:25.557778776</meta:creation-date>
    <dc:date>2018-10-28T17:42:46.883056637</dc:date>
    <meta:editing-duration>PT2H11M4S</meta:editing-duration>
    <meta:editing-cycles>168</meta:editing-cycles>
    <meta:generator>LibreOffice/6.0.6.2$Linux_X86_64 LibreOffice_project/00m0$Build-2</meta:generator>
    <dc:creator>Toralf Förster</dc:creator>
    <meta:document-statistic meta:table-count="1" meta:cell-count="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percentage-style style:name="N12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3">
      <style:chart-properties chart:display-label="true" chart:logarithmic="false" chart:minimum="0" chart:maximum="1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23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1.068cm" xlink:href=".." xlink:type="simple" chart:class="chart:line" chart:style-name="ch1">
        <chart:title svg:x="4.729cm" svg:y="0.357cm" chart:style-name="ch2">
          <text:p>coverage = 1-(1-(day-3)*D/R)^N</text:p>
        </chart:title>
        <chart:plot-area chart:style-name="ch3" table:cell-range-address="coverage.C7:coverage.G22" chart:data-source-has-labels="column" svg:x="0.32cm" svg:y="1.357cm" svg:width="15.36cm" svg:height="9.49cm">
          <chartooo:coordinate-region svg:x="1.55cm" svg:y="1.556cm" svg:width="13.758cm" svg:height="8.644cm"/>
          <chart:axis chart:dimension="x" chart:name="primary-x" chart:style-name="ch4" chartooo:axis-type="auto">
            <chartooo:date-scale/>
            <chart:categories table:cell-range-address="coverage.C7:coverage.C22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coverage.D7:coverage.D22" chart:class="chart:line">
            <chart:data-point chart:repeated="16"/>
          </chart:series>
          <chart:series chart:style-name="ch9" chart:values-cell-range-address="coverage.E7:coverage.E22" chart:class="chart:line">
            <chart:data-point chart:repeated="16"/>
          </chart:series>
          <chart:series chart:style-name="ch10" chart:values-cell-range-address="coverage.F7:coverage.F22" chart:class="chart:line">
            <chart:data-point chart:repeated="16"/>
          </chart:series>
          <chart:series chart:style-name="ch11" chart:values-cell-range-address="coverage.G7:coverage.G22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verage.C7:coverage.C22</svg:desc>
                </draw:g>
              </table:table-cell>
              <table:table-cell office:value-type="float" office:value="0">
                <text:p>0</text:p>
                <draw:g>
                  <svg:desc>coverage.D7:coverage.D22</svg:desc>
                </draw:g>
              </table:table-cell>
              <table:table-cell office:value-type="float" office:value="0">
                <text:p>0</text:p>
                <draw:g>
                  <svg:desc>coverage.E7:coverage.E22</svg:desc>
                </draw:g>
              </table:table-cell>
              <table:table-cell office:value-type="float" office:value="0">
                <text:p>0</text:p>
                <draw:g>
                  <svg:desc>coverage.F7:coverage.F22</svg:desc>
                </draw:g>
              </table:table-cell>
              <table:table-cell office:value-type="float" office:value="0">
                <text:p>0</text:p>
                <draw:g>
                  <svg:desc>coverage.G7:coverage.G2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352941176470588">
                <text:p>0.0352941176470588</text:p>
              </table:table-cell>
              <table:table-cell office:value-type="float" office:value="0.193935935672064">
                <text:p>0.193935935672064</text:p>
              </table:table-cell>
              <table:table-cell office:value-type="float" office:value="0.276307053091202">
                <text:p>0.276307053091202</text:p>
              </table:table-cell>
              <table:table-cell office:value-type="float" office:value="0.350260724199129">
                <text:p>0.35026072419912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705882352941176">
                <text:p>0.0705882352941176</text:p>
              </table:table-cell>
              <table:table-cell office:value-type="float" office:value="0.355461307916137">
                <text:p>0.355461307916137</text:p>
              </table:table-cell>
              <table:table-cell office:value-type="float" office:value="0.482543924760699">
                <text:p>0.482543924760699</text:p>
              </table:table-cell>
              <table:table-cell office:value-type="float" office:value="0.584569874406823">
                <text:p>0.58456987440682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05882352941176">
                <text:p>0.105882352941176</text:p>
              </table:table-cell>
              <table:table-cell office:value-type="float" office:value="0.489062240324864">
                <text:p>0.489062240324864</text:p>
              </table:table-cell>
              <table:table-cell office:value-type="float" office:value="0.63478214697146">
                <text:p>0.63478214697146</text:p>
              </table:table-cell>
              <table:table-cell office:value-type="float" office:value="0.738942605738153">
                <text:p>0.73894260573815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41176470588235">
                <text:p>0.141176470588235</text:p>
              </table:table-cell>
              <table:table-cell office:value-type="float" office:value="0.598742090286888">
                <text:p>0.598742090286888</text:p>
              </table:table-cell>
              <table:table-cell office:value-type="float" office:value="0.745823491532073">
                <text:p>0.745823491532073</text:p>
              </table:table-cell>
              <table:table-cell office:value-type="float" office:value="0.838992089892664">
                <text:p>0.83899208989266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688057401306652">
                <text:p>0.688057401306652</text:p>
              </table:table-cell>
              <table:table-cell office:value-type="float" office:value="0.825774375979127">
                <text:p>0.825774375979127</text:p>
              </table:table-cell>
              <table:table-cell office:value-type="float" office:value="0.902691815120441">
                <text:p>0.90269181512044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11764705882353">
                <text:p>0.211764705882353</text:p>
              </table:table-cell>
              <table:table-cell office:value-type="float" office:value="0.760152463621502">
                <text:p>0.760152463621502</text:p>
              </table:table-cell>
              <table:table-cell office:value-type="float" office:value="0.882536511974262">
                <text:p>0.882536511974262</text:p>
              </table:table-cell>
              <table:table-cell office:value-type="float" office:value="0.942473159293165">
                <text:p>0.94247315929316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47058823529412">
                <text:p>0.247058823529412</text:p>
              </table:table-cell>
              <table:table-cell office:value-type="float" office:value="0.817792483116092">
                <text:p>0.817792483116092</text:p>
              </table:table-cell>
              <table:table-cell office:value-type="float" office:value="0.922223313973515">
                <text:p>0.922223313973515</text:p>
              </table:table-cell>
              <table:table-cell office:value-type="float" office:value="0.966800420791">
                <text:p>0.96680042079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82352941176471">
                <text:p>0.282352941176471</text:p>
              </table:table-cell>
              <table:table-cell office:value-type="float" office:value="0.863395358534076">
                <text:p>0.863395358534076</text:p>
              </table:table-cell>
              <table:table-cell office:value-type="float" office:value="0.949510835539057">
                <text:p>0.949510835539057</text:p>
              </table:table-cell>
              <table:table-cell office:value-type="float" office:value="0.981339171929966">
                <text:p>0.98133917192996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17647058823529">
                <text:p>0.317647058823529</text:p>
              </table:table-cell>
              <table:table-cell office:value-type="float" office:value="0.89906206698711">
                <text:p>0.89906206698711</text:p>
              </table:table-cell>
              <table:table-cell office:value-type="float" office:value="0.967931281113762">
                <text:p>0.967931281113762</text:p>
              </table:table-cell>
              <table:table-cell office:value-type="float" office:value="0.989811533679085">
                <text:p>0.98981153367908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0.926605657761144">
                <text:p>0.926605657761144</text:p>
              </table:table-cell>
              <table:table-cell office:value-type="float" office:value="0.980116452367206">
                <text:p>0.980116452367206</text:p>
              </table:table-cell>
              <table:table-cell office:value-type="float" office:value="0.994613270527326">
                <text:p>0.99461327052732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88235294117647">
                <text:p>0.388235294117647</text:p>
              </table:table-cell>
              <table:table-cell office:value-type="float" office:value="0.947578854420012">
                <text:p>0.947578854420012</text:p>
              </table:table-cell>
              <table:table-cell office:value-type="float" office:value="0.987997830347713">
                <text:p>0.987997830347713</text:p>
              </table:table-cell>
              <table:table-cell office:value-type="float" office:value="0.997252023496082">
                <text:p>0.99725202349608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423529411764706">
                <text:p>0.423529411764706</text:p>
              </table:table-cell>
              <table:table-cell office:value-type="float" office:value="0.963300265206326">
                <text:p>0.963300265206326</text:p>
              </table:table-cell>
              <table:table-cell office:value-type="float" office:value="0.992969367638932">
                <text:p>0.992969367638932</text:p>
              </table:table-cell>
              <table:table-cell office:value-type="float" office:value="0.998653129466074">
                <text:p>0.99865312946607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58823529411765">
                <text:p>0.458823529411765</text:p>
              </table:table-cell>
              <table:table-cell office:value-type="float" office:value="0.974879201739661">
                <text:p>0.974879201739661</text:p>
              </table:table-cell>
              <table:table-cell office:value-type="float" office:value="0.996018468521118">
                <text:p>0.996018468521118</text:p>
              </table:table-cell>
              <table:table-cell office:value-type="float" office:value="0.999368945494763">
                <text:p>0.9993689454947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